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1.96mm"/>
    </style:style>
    <style:style style:name="co3" style:family="table-column">
      <style:table-column-properties fo:break-before="auto" style:column-width="6.76mm"/>
    </style:style>
    <style:style style:name="co4" style:family="table-column">
      <style:table-column-properties fo:break-before="auto" style:column-width="6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</style:style>
    <style:style style:name="ce2" style:family="table-cell" style:parent-style-name="Default">
      <style:table-cell-properties fo:background-color="#ffde59" style:text-align-source="fix" style:repeat-content="false" style:vertical-align="middle"/>
      <style:paragraph-properties fo:text-align="end" fo:margin-left="0mm"/>
      <style:text-properties fo:color="#ff8000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end" fo:margin-left="0mm"/>
      <style:text-properties fo:color="#333333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bf00" fo:font-size="22pt" style:font-size-asian="22pt" style:font-size-complex="22pt"/>
    </style:style>
    <style:style style:name="ce20" style:family="table-cell" style:parent-style-name="Default">
      <style:table-cell-properties fo:background-color="#ffffff" style:vertical-align="middle"/>
      <style:text-properties style:use-window-font-color="true"/>
    </style:style>
    <style:style style:name="ce9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a6a6" style:vertical-align="middle"/>
      <style:text-properties fo:color="#ff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b2b2b2" style:vertical-align="middle"/>
      <style:text-properties fo:color="#333333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729fcf" style:vertical-align="middle"/>
      <style:text-properties fo:color="#ffffff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dddddd" style:vertical-align="middle"/>
      <style:text-properties fo:color="#ffffff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2a6099" fo:font-style="normal" style:font-style-asian="normal" style:font-style-complex="normal"/>
    </style:style>
    <style:style style:name="T2" style:family="text">
      <style:text-properties fo:color="#2a6099"/>
    </style:style>
    <style:style style:name="T3" style:family="text">
      <style:text-properties fo:color="#a1467e"/>
    </style:style>
    <style:style style:name="T4" style:family="text">
      <style:text-properties fo:color="#77bc65"/>
    </style:style>
    <style:style style:name="T5" style:family="text">
      <style:text-properties fo:color="#bbe33d"/>
    </style:style>
    <style:style style:name="T6" style:family="text"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2" table:default-cell-style-name="ce6"/>
        <table:table-column table:style-name="co1" table:default-cell-style-name="ce12"/>
        <table:table-column table:style-name="co5" table:default-cell-style-name="ce1"/>
        <table:table-row table:style-name="ro1">
          <table:table-cell/>
          <table:table-cell table:style-name="ce1" table:number-columns-repeated="2"/>
          <table:table-cell table:style-name="ce7" table:number-columns-spanned="2" table:number-rows-spanned="2"/>
          <table:covered-table-cell table:style-name="ce20"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covered-table-cell table:number-columns-repeated="2" table:style-name="ce20"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5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SDA I2C</text:span> GPIO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5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2">SCL I2C</text:span> GPIO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PIO14<text:span text:style-name="T4"> </text:span><text:span text:style-name="T5">TXD</text:span>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GROUN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PIO15<text:span text:style-name="T2"> </text:span><text:span text:style-name="T5">RXD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PIO18<text:span text:style-name="T6"> PCM_CLK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" office:value-type="string" calcext:value-type="string">
            <text:p>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2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PIO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3">MOSI</text:span> GPIO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3">MISO</text:span> GPIO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3">SCLK</text:span> GPIO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PIO8 <text:span text:style-name="T6">CE0_N</text:span>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GROUN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7 <text:span text:style-name="T6">CE1_N</text:span>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D_S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ID_S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PIO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1" office:value-type="string" calcext:value-type="string">
            <text:p>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PIO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2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PIO2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GROUND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PIO21</text:p>
          </table:table-cell>
          <table:table-cell/>
        </table:table-row>
        <table:table-row table:style-name="ro1">
          <table:table-cell/>
          <table:table-cell table:style-name="ce1" table:number-columns-repeated="6"/>
          <table:table-cell/>
        </table:table-row>
        <table:table-row table:style-name="ro1">
          <table:table-cell/>
          <table:table-cell table:style-name="ce1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9:54:08.0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9:30:46.635000000</meta:creation-date>
    <dc:date>2018-12-12T19:56:40.489000000</dc:date>
    <meta:editing-duration>PT13M9S</meta:editing-duration>
    <meta:editing-cycles>3</meta:editing-cycles>
    <meta:generator>LibreOffice/6.1.3.2$Windows_X86_64 LibreOffice_project/86daf60bf00efa86ad547e59e09d6bb77c699acb</meta:generator>
    <meta:document-statistic meta:table-count="1" meta:cell-count="80" meta:object-count="0"/>
  </office:meta>
</office:document-meta>
</file>